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296" calcext:value-type="float">
            <text:p>62.9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644" calcext:value-type="float">
            <text:p>62.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9368" calcext:value-type="float">
            <text:p>61.9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0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9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2305</text:p>
          </table:table-cell>
          <table:table-cell office:value-type="string" calcext:value-type="string">
            <text:p>TWDB:1152305</text:p>
          </table:table-cell>
          <table:table-cell office:value-type="string" calcext:value-type="string">
            <text:p>196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